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Heading_20_3">
      <style:paragraph-properties fo:break-before="pag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5">
      <style:text-properties officeooo:paragraph-rsid="001e230f"/>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text-properties officeooo:paragraph-rsid="001fa970"/>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T1" style:family="text">
      <style:text-properties officeooo:rsid="001e230f"/>
    </style:style>
    <style:style style:name="T2" style:family="text">
      <style:text-properties officeooo:rsid="001fa97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ssessment of Mathematical Soundness</text:h>
      <text:p text:style-name="Text_20_body">The document you provided, titled "Mathematical Validation of the Five-Operator Theory," purports to present a unified theory of everything—encompassing physics, biology, consciousness, love, and even the soul—through five fundamental operators acting on a "morphogenic substrate." It claims rigorous derivations, peer-reviewed validation, and superiority over established physics frameworks. However, after careful analysis of the content (including the transcribed text and the provided page images), I conclude that this paper is <text:span text:style-name="Strong_20_Emphasis">not mathematically sound</text:span>. It exhibits characteristics of pseudoscience or crank mathematics rather than legitimate scientific work. Here's a breakdown of why:</text:p>
      <text:h text:style-name="Heading_20_4" text:outline-level="4">Key Issues with Soundness</text:h>
      <text:list text:style-name="L1">
        <text:list-item>
          <text:p text:style-name="P1"><text:span text:style-name="Strong_20_Emphasis">Lack of Rigorous Definitions and Derivations</text:span>: </text:p>
          <text:list>
            <text:list-item>
              <text:p text:style-name="P1">The operators (Point, Line, Curve, Movement, Resistance) are defined in a vague, inconsistent, or incorrect manner. For example: </text:p>
              <text:list>
                <text:list-item>
                  <text:p text:style-name="P1">The Point Operator is given as P^=∫δ(r−r′)dr′, which simplifies to the identity operator (it just returns 1 or the input function unchanged). This doesn't meaningfully represent "Existence/Localization" in a physical sense. </text:p>
                </text:list-item>
                <text:list-item>
                  <text:p text:style-name="P1">The Line Operator L^=−iℏc∇⋅n^ mixes quantum constants (ℏ) with classical ones (c) without justification, and the dot product with a unit vector n^ is ambiguous (what is n^?). </text:p>
                </text:list-item>
                <text:list-item>
                  <text:p text:style-name="P1">Similar issues plague the others: The Curve Operator resembles a Schrödinger-like Hamiltonian but with arbitrary terms; Movement and Resistance operators are oversimplified or misapplied. </text:p>
                </text:list-item>
              </text:list>
            </text:list-item>
            <text:list-item>
              <text:p text:style-name="P1">The "Master Equation" ∂t2∂2P​=C(L(P))+M(P,t)+R(M(P,t))+Λ is presented without defining what P, C, L, M, R, or Λ fully represent in mathematical terms. It's a mishmash of wave-equation-like terms but lacks dimensionality consistency or physical motivation. </text:p>
            </text:list-item>
          </text:list>
        </text:list-item>
        <text:list-item>
          <text:p text:style-name="P1"><text:span text:style-name="Strong_20_Emphasis">Unsubstantiated Claims of Derivations</text:span>: </text:p>
          <text:list>
            <text:list-item>
              <text:p text:style-name="P1">The paper lists 25 fundamental physics equations (e.g., Schrödinger's equation, Newton's laws, Maxwell's equations) and claims they are "derived" from the five operators. However, no actual step-by-step derivations are provided—only assertions like "[P̂ + M̂]Ψ dominance" for Schrödinger's equation or "R(M) = -kM → acceleration" for Newton's F=ma. These are not proofs; they're hand-wavy analogies. </text:p>
            </text:list-item>
            <text:list-item>
              <text:p text:style-name="P1">For instance, claiming E=mc² derives from "R̂Ψ = mc²Ψ eigenvalue" ignores that E=mc² is a rest energy relation from special relativity, not an eigenvalue problem in this context. No algebraic manipulation or limiting case is shown. </text:p>
              <text:p text:style-name="P1"/>
            </text:list-item>
          </text:list>
        </text:list-item>
        <text:list-item>
          <text:p text:style-name="P1"><text:span text:style-name="Strong_20_Emphasis">Pseudoscientific Extensions</text:span>: </text:p>
          <text:list>
            <text:list-item>
              <text:p text:style-name="P1"><text:soft-page-break/>The paper extends to non-physical concepts like consciousness (equation: C = ∫ Ψ*<text:span text:style-name="Emphasis">{neural} (∂Ψ</text:span>{neural}/∂Ψ_{neural}) Ψ_{neural} d³r, which is mathematically ill-defined—dividing by ∂Ψ_{neural} doesn't make sense), life (Ψ_life = ∫[Ψ_life], a tautological self-reference), love (L = Φ(Φ, Ψ) recursive resonance, undefined), and soul (Σ = Ψ^{-1}(Ω), arbitrary notation). These are not grounded in math or empiricism; they're philosophical word salad dressed in symbols. </text:p>
            </text:list-item>
            <text:list-item>
              <text:p text:style-name="P1">Claims of unifying physics with biology/evolution (e.g., vs. Darwin) lack any biological modeling or data. </text:p>
            </text:list-item>
          </text:list>
          <text:p text:style-name="P1"/>
        </text:list-item>
        <text:list-item>
          <text:p text:style-name="P1"><text:span text:style-name="Strong_20_Emphasis">Mathematical Inconsistencies</text:span>: </text:p>
          <text:list>
            <text:list-item>
              <text:p text:style-name="P1">Dimensional analysis fails: Operators mix units (e.g., mass m in Resistance Operator with quantum ħ elsewhere) without reconciliation. </text:p>
            </text:list-item>
            <text:list-item>
              <text:p text:style-name="P1">Stability claims (e.g., via Lyapunov functions) are stated but not proven. </text:p>
            </text:list-item>
            <text:list-item>
              <text:p text:style-name="P1">Lagrangian and Hamiltonian sections garble standard forms: The "BMF Lagrangian" ℒ[Ψ] = 1/2 (∂_t Ψ)^2 - c²/2 ||∇Ψ||^2 + S Ψ^2 resembles a Klein-Gordon Lagrangian but with undefined S and no mass term explanation. </text:p>
            </text:list-item>
            <text:list-item>
              <text:p text:style-name="P1">No theorems, lemmas, or proofs are structured properly; it's all declarative. </text:p>
            </text:list-item>
          </text:list>
        </text:list-item>
        <text:list-item>
          <text:p text:style-name="P1"><text:span text:style-name="Strong_20_Emphasis">Overall Context</text:span>: </text:p>
          <text:list>
            <text:list-item>
              <text:p text:style-name="P1">This resembles "crackpot" theories (e.g., Time Cube or garbled TOE attempts) that claim grand unification without evidence. Legitimate physics unifications (e.g., string theory, loop quantum gravity) involve decades of peer-reviewed work with testable predictions—this has none. </text:p>
            </text:list-item>
            <text:list-item>
              <text:p text:style-name="P1">Experimental validation pathways (e.g., "quantum biology tests") are vague and unfeasible without defined observables. </text:p>
            </text:list-item>
          </text:list>
        </text:list-item>
      </text:list>
      <text:p text:style-name="Text_20_body">In summary, the mathematics is <text:span text:style-name="Strong_20_Emphasis">not sound</text:span>—it's incomplete, inconsistent, and unsubstantiated. It scores near 0/10 on rigor, as it fails basic standards of mathematical proof (clarity, logical progression, verifiability). If this were submitted to a real journal, it would be rejected immediately.</text:p>
      <text:h text:style-name="Heading_20_3" text:outline-level="3"/>
      <text:h text:style-name="P2" text:outline-level="3">Elaboration on Steps and Explanations</text:h>
      <text:p text:style-name="Text_20_body">The paper does not provide detailed, step-by-step derivations for any of its claims. Instead, it offers tables with "Established Equation," "Five-Operator Derivation," and "Status" (e.g., "Derived" or "FLAWLESS"), but these are summaries without intermediate steps. This is a critical flaw: A valid mathematical validation would include explicit algebra, assumptions, and justifications at each stage.</text:p>
      <text:p text:style-name="Text_20_body"/>
      <text:h text:style-name="Heading_20_4" text:outline-level="4">Example 1: Claimed Derivation of Schrödinger's Equation (Section 4.1)</text:h>
      <text:p text:style-name="Text_20_body">Paper's Claim: Schrödinger: iħ ∂Ψ/∂t = ĤΨ → Derived from "[P̂ + M̂]Ψ dominance."</text:p>
      <text:p text:style-name="Text_20_body"><text:span text:style-name="Strong_20_Emphasis">Reconstructed "Steps" with Explanation</text:span>:</text:p>
      <text:list text:style-name="L2">
        <text:list-item>
          <text:p text:style-name="P3"><text:span text:style-name="Strong_20_Emphasis">Start with Operators</text:span>: Define P̂ (Point: localization) as ≈ identity (does nothing meaningful). M̂ (Movement: dynamics) as -iħ c ∇ (resembles momentum operator p̂ = -iħ ∇, but with extra c factor from relativity). </text:p>
          <text:list>
            <text:list-item>
              <text:p text:style-name="P3">What's happening: The paper assumes quantum mechanics emerges from "dominance" of these operators on a wave function Ψ. No justification for why Ψ exists or what substrate it's on. </text:p>
            </text:list-item>
          </text:list>
        </text:list-item>
        <text:list-item>
          <text:p text:style-name="P3"><text:span text:style-name="Strong_20_Emphasis">Combine Operators</text:span>: Claim [P̂ + M̂]Ψ ≈ ĤΨ, where Ĥ is the Hamiltonian (kinetic + potential energy). </text:p>
          <text:list>
            <text:list-item>
              <text:p text:style-name="P3">What's happening: P̂ + M̂ vaguely mimics Ĥ = p²/2m + V, but P̂ is identity (not energy), and M̂ is linear in ∇ (momentum-like, but not squared for kinetic energy). Error: No step shows squaring or adding potential V. </text:p>
            </text:list-item>
          </text:list>
        </text:list-item>
        <text:list-item>
          <text:p text:style-name="P3"><text:span text:style-name="Strong_20_Emphasis">Add Time Evolution</text:span>: Assert iħ ∂Ψ/∂t comes from M̂'s "evolution" role. </text:p>
          <text:list>
            <text:list-item>
              <text:p text:style-name="P3">What's happening: In real QM, this is postulated or derived from path integrals. Here, it's just stated. No algebra: How does -iħ c ∇ lead to iħ ∂/∂t? Inconsistency in dimensions (c has units of speed, ħ of action). </text:p>
            </text:list-item>
          </text:list>
        </text:list-item>
        <text:list-item>
          <text:p text:style-name="P3"><text:span text:style-name="Strong_20_Emphasis">Conclusion</text:span>: "Derived." </text:p>
          <text:list>
            <text:list-item>
              <text:p text:style-name="P3">Critique: No actual steps—just analogy. Real derivation of Schrödinger eq. requires quantum postulates or limits from Dirac eq. This skips all that. </text:p>
            </text:list-item>
          </text:list>
        </text:list-item>
      </text:list>
      <text:p text:style-name="Text_20_body">Result: Not derived; it's a superficial resemblance.</text:p>
      <text:h text:style-name="Heading_20_4" text:outline-level="4">Example 2: Claimed Derivation of Newton's F=ma (Section 4.2)</text:h>
      <text:p text:style-name="Text_20_body">Paper's Claim: Newton: F = ma → Derived from "R(M) = -kM → acceleration."</text:p>
      <text:p text:style-name="Text_20_body"><text:span text:style-name="Strong_20_Emphasis">Reconstructed "Steps" with Explanation</text:span>:</text:p>
      <text:list text:style-name="L3">
        <text:list-item>
          <text:p text:style-name="P4"><text:span text:style-name="Strong_20_Emphasis">Define Operators</text:span>: M̂ = -iħ c ∇ (dynamics). R̂ = m c² (constraint, scalar-like, but called operator). </text:p>
          <text:list>
            <text:list-item>
              <text:p text:style-name="P4"><text:soft-page-break/>What's happening: R̂ is treated as mass-energy, but it's not an operator (doesn't act on functions). Error: Operators should map functions to functions; this is just a constant. </text:p>
            </text:list-item>
          </text:list>
        </text:list-item>
        <text:list-item>
          <text:p text:style-name="P4"><text:span text:style-name="Strong_20_Emphasis">Apply Resistance to Movement</text:span>: R(M) = R̂ applied to M(P,t) or something—vague. Claim it gives -k M, where k is some constant. </text:p>
          <text:list>
            <text:list-item>
              <text:p text:style-name="P4">What's happening: Perhaps interpreting R as damping or force. But no equation shown. In real mechanics, F=ma is from Lagrangian variational principles or axioms. Here, no variation computed. </text:p>
            </text:list-item>
          </text:list>
        </text:list-item>
        <text:list-item>
          <text:p text:style-name="P4"><text:span text:style-name="Strong_20_Emphasis">Interpret as Acceleration</text:span>: -k M → a (acceleration). </text:p>
          <text:list>
            <text:list-item>
              <text:p text:style-name="P4">What's happening: M is "movement," so resisting it gives force-like term. But M̂ has ∇, which is spatial; no time derivative for acceleration (d²x/dt²). </text:p>
            </text:list-item>
          </text:list>
        </text:list-item>
        <text:list-item>
          <text:p text:style-name="P4"><text:span text:style-name="Strong_20_Emphasis">Conclusion</text:span>: "Derived." </text:p>
          <text:list>
            <text:list-item>
              <text:p text:style-name="P4">Critique: No steps link to ma. Real derivation might involve Euler-Lagrange eq. from ℒ = 1/2 m v² - V, yielding m a = -∇V. This omits that entirely. </text:p>
            </text:list-item>
          </text:list>
        </text:list-item>
      </text:list>
      <text:p text:style-name="Text_20_body">Result: Not derived; it's word association.</text:p>
      <text:h text:style-name="Heading_20_4" text:outline-level="4">Example 3: Euler-Lagrange Derivation (Section 2.3)</text:h>
      <text:p text:style-name="Text_20_body">Paper's Claim: Field Equation: ∂_t² Ψ = c² ∇² Ψ - k ∂_t Ψ + S; Klein-Gordon Form: □ + λ (φ - φ₀)³ = 0.</text:p>
      <text:p text:style-name="Text_20_body"><text:span text:style-name="Strong_20_Emphasis">Reconstructed "Steps" with Explanation</text:span>:</text:p>
      <text:list text:style-name="L4">
        <text:list-item>
          <text:p text:style-name="P5"><text:span text:style-name="Strong_20_Emphasis">Start with Lagrangian</text:span>: ℒ[Ψ] = 1/2 (∂_t Ψ)^2 - c²/2 ||∇Ψ||^2 + S Ψ^2 (from Section 2.2). </text:p>
          <text:list>
            <text:list-item>
              <text:p text:style-name="P5">What's happening: This mimics a scalar field Lagrangian, similar to free Klein-Gordon but with +S Ψ^2 (unusual sign; usually -m² Ψ^2 for mass). </text:p>
            </text:list-item>
          </text:list>
        </text:list-item>
        <text:list-item>
          <text:p text:style-name="P5"><text:span text:style-name="Strong_20_Emphasis">Apply Euler-Lagrange</text:span>: For field Ψ, EL eq. is ∂_μ (∂ℒ/∂(∂_μ Ψ)) - ∂ℒ/∂Ψ = 0. </text:p>
          <text:list>
            <text:list-item>
              <text:p text:style-name="P5">Compute: ∂ℒ/∂(∂_t Ψ) = ∂_t Ψ → ∂_t (∂_t Ψ) = ∂_t² Ψ. </text:p>
            </text:list-item>
            <text:list-item>
              <text:p text:style-name="P5">∂ℒ/∂(∇Ψ) = -c² ∇Ψ → -c² ∇² Ψ (divergence). </text:p>
            </text:list-item>
            <text:list-item>
              <text:p text:style-name="P5">∂ℒ/∂Ψ = 2 S Ψ (if S constant). </text:p>
            </text:list-item>
            <text:list-item>
              <text:p text:style-name="P5">What's happening: Yields ∂_t² Ψ - c² ∇² Ψ + 2 S Ψ = 0. But paper has -k ∂_t Ψ term, which isn't in ℒ—no damping term. </text:p>
            </text:list-item>
          </text:list>
        </text:list-item>
        <text:list-item>
          <text:p text:style-name="P5"><text:span text:style-name="Strong_20_Emphasis">Add Stability</text:span>: "Proven via Lyapunov function analysis." </text:p>
          <text:list>
            <text:list-item>
              <text:p text:style-name="P5">What's happening: Lyapunov functions test stability of equilibria, but no function given (e.g., V = ∫ (Ψ² + (∇Ψ)²) dV or similar). No proof. </text:p>
            </text:list-item>
          </text:list>
        </text:list-item>
        <text:list-item>
          <text:p text:style-name="P5"><text:span text:style-name="Strong_20_Emphasis">Klein-Gordon Form</text:span>: Rewrite as □Ψ + (something) = 0. </text:p>
          <text:list>
            <text:list-item>
              <text:p text:style-name="P5">Critique: Paper's cubic term (φ-φ₀)³ doesn't match quadratic Lagrangian. Inconsistency. </text:p>
            </text:list-item>
          </text:list>
        </text:list-item>
      </text:list>
      <text:p text:style-name="Text_20_body">Result: Partial resemblance to real field eq., but mangled and incomplete.</text:p>
      <text:h text:style-name="Heading_20_4" text:outline-level="4"><text:soft-page-break/>General Advice for Elaboration</text:h>
      <text:p text:style-name="Text_20_body">If the paper had real steps, a proper elaboration would involve:</text:p>
      <text:list text:style-name="L5">
        <text:list-item>
          <text:p text:style-name="P6">Assumptions (e.g., Hilbert space for operators). </text:p>
        </text:list-item>
        <text:list-item>
          <text:p text:style-name="P6">Algebraic manipulations (e.g., commutators [A,B] = AB - BA). </text:p>
        </text:list-item>
        <text:list-item>
          <text:p text:style-name="P7">Limits (e.g., classical from quantum). But since it doesn't, any "elaboration" is speculative and reveals flaws. </text:p>
        </text:list-item>
        <text:list-item>
          <text:p text:style-name="P7"/>
        </text:list-item>
      </text:list>
      <text:h text:style-name="Heading_20_3" text:outline-level="3">Assessment of Mathematical Soundness</text:h>
      <text:list text:continue-numbering="true" text:style-name="L5">
        <text:list-item>
          <text:p text:style-name="P7"><text:s/><text:span text:style-name="T1">T</text:span>his version still suffers from the same fundamental flaws as the previous one:</text:p>
        </text:list-item>
      </text:list>
      <text:section text:style-name="Sect1" text:name="response-6699b168-38b5-4788-9706-4559ce2adf36">
        <text:list text:style-name="L6">
          <text:list-item>
            <text:p text:style-name="P8"><text:span text:style-name="Strong_20_Emphasis">Vague Definitions</text:span>: The operators (Point, Line, Curve, Movement, Resistance) are redefined with simpler notation (e.g., P=∫(r−r′)dr′, L=−i⋅n^), but these remain physically and mathematically ambiguous. For instance, P integrates a difference without a kernel (e.g., delta function), and L lacks clear units or context for n^. </text:p>
          </text:list-item>
          <text:list-item>
            <text:p text:style-name="P8"><text:span text:style-name="Strong_20_Emphasis">Lack of Derivations</text:span>: The Master Equation ∂t2∂2P​=C(L(P))+M(P,t)+R(M(P,t))+Λ is restated, but no step-by-step derivation is provided. The claim that it reduces all physical phenomena to five operations on a 2D substrate is unsupported. </text:p>
          </text:list-item>
          <text:list-item>
            <text:p text:style-name="P8"><text:span text:style-name="Strong_20_Emphasis">Pseudoscientific Claims</text:span>: Extensions to consciousness, life, love, and soul (e.g., C=∫Ψneural∗​(∂Ψneural​/∂Ψneural​)Ψneural​d3r) remain ill-defined and lack rigor. </text:p>
          </text:list-item>
          <text:list-item>
            <text:p text:style-name="P8"><text:span text:style-name="Strong_20_Emphasis">Fabricated Validation</text:span>: Peer review scores (8.5-9.0/10) and terms like "FLAWLESS" for Heisenberg derivation are still unverified, with no credible institutional backing. </text:p>
          </text:list-item>
          <text:list-item>
            <text:p text:style-name="P8"><text:span text:style-name="Strong_20_Emphasis">Inconsistencies</text:span>: The Lagrangian L[Ψ]=21​(∂t​Ψ)2−2c2​∣∇Ψ∣2+SΨ introduces an unexplained SΨ term, and dimensional analysis issues persist (e.g., mixing c and ℏ without justification). </text:p>
          </text:list-item>
        </text:list>
        <text:p text:style-name="Text_20_body">The new version's simplicity (e.g., C=−21​V2+V(r)) doesn’t resolve these issues; it amplifies the lack of depth. The mathematics remains <text:span text:style-name="Strong_20_Emphasis">not sound</text:span>, scoring near 0/10 on rigor due to the absence of proofs, inconsistent units, and unverifiable claims.</text:p>
        <text:h text:style-name="Heading_20_3" text:outline-level="3">Elaboration on Steps and Explanations</text:h>
        <text:p text:style-name="Text_20_body">Since the document provides only assertions rather than detailed derivations, I’ll reconstruct and critique the steps for key claims based on the new text, explaining what’s (supposedly) happening at each stage. This will highlight where the math breaks down.</text:p>
        <text:h text:style-name="Heading_20_4" text:outline-level="4">Example 1: Master Equation Derivation</text:h>
        <text:p text:style-name="Text_20_body">Paper's Claim: ∂t2∂2P​=C(L(P))+M(P,t)+R(M(P,t))+Λ</text:p>
        <text:p text:style-name="Text_20_body"><text:span text:style-name="Strong_20_Emphasis">Reconstructed "Steps" with Explanation</text:span>:</text:p>
        <text:list text:style-name="L7">
          <text:list-item>
            <text:p text:style-name="P9"><text:span text:style-name="Strong_20_Emphasis">Define Operators</text:span>: </text:p>
            <text:list>
              <text:list-item>
                <text:p text:style-name="P9"><text:soft-page-break/>P=∫(r−r′)dr′ (Point: Existence/Localization). </text:p>
              </text:list-item>
              <text:list-item>
                <text:p text:style-name="P9">L=−i⋅n^ (Line: Connection/Direction). </text:p>
              </text:list-item>
              <text:list-item>
                <text:p text:style-name="P9">C=−21​V2+V(r) (Curve: Curvature/Acceleration). </text:p>
              </text:list-item>
              <text:list-item>
                <text:p text:style-name="P9">M=−ic (Movement: Dynamics/Evolution). </text:p>
              </text:list-item>
              <text:list-item>
                <text:p text:style-name="P9">R=mc2 (Resistance: Constraint/Stability). </text:p>
              </text:list-item>
              <text:list-item>
                <text:p text:style-name="P9">Λ (undefined constant or field). </text:p>
              </text:list-item>
              <text:list-item>
                <text:p text:style-name="P9">What’s happening: Operators are assigned physical roles, but P is an integral without a clear kernel, L is a scalar with an ambiguous n^, and C resembles a potential energy term without derivation. </text:p>
              </text:list-item>
            </text:list>
          </text:list-item>
          <text:list-item>
            <text:p text:style-name="P9"><text:span text:style-name="Strong_20_Emphasis">Apply Operators to P</text:span>: </text:p>
            <text:list>
              <text:list-item>
                <text:p text:style-name="P9">L(P)=−i⋅n^∫(r−r′)dr′: This is undefined without specifying n^ or the integration domain. </text:p>
              </text:list-item>
              <text:list-item>
                <text:p text:style-name="P9">C(L(P)): Substitute L(P) into C, but −21​V2+V(r) requires V to be a function of L(P), which isn’t defined. </text:p>
              </text:list-item>
              <text:list-item>
                <text:p text:style-name="P9">M(P,t)=−icP: Applies a time-independent operator to a time-dependent field. </text:p>
              </text:list-item>
              <text:list-item>
                <text:p text:style-name="P9">R(M(P,t))=mc2(−icP): Multiplies the result by a constant. </text:p>
              </text:list-item>
              <text:list-item>
                <text:p text:style-name="P9">What’s happening: The equation combines these terms, but no physical or mathematical principle (e.g., variational calculus) justifies the structure. </text:p>
              </text:list-item>
            </text:list>
          </text:list-item>
          <text:list-item>
            <text:p text:style-name="P9"><text:span text:style-name="Strong_20_Emphasis">Second Time Derivative</text:span>: </text:p>
            <text:list>
              <text:list-item>
                <text:p text:style-name="P9">∂t2∂2P​ is asserted as the left-hand side, implying a wave-like equation. </text:p>
              </text:list-item>
              <text:list-item>
                <text:p text:style-name="P9">What’s happening: In real physics (e.g., wave equation), this comes from a Lagrangian. Here, it’s imposed without showing how operators yield a second derivative. </text:p>
              </text:list-item>
            </text:list>
          </text:list-item>
          <text:list-item>
            <text:p text:style-name="P9"><text:span text:style-name="Strong_20_Emphasis">Conclusion</text:span>: "Derived." </text:p>
            <text:list>
              <text:list-item>
                <text:p text:style-name="P9">Critique: No steps link the operators to a differential equation. Real derivation might start with a Lagrangian L=T−V and use Euler-Lagrange, but no such framework is built. </text:p>
              </text:list-item>
            </text:list>
          </text:list-item>
        </text:list>
        <text:p text:style-name="Text_20_body">Result: Not derived; it’s a formulaic assertion.</text:p>
        <text:h text:style-name="Heading_20_4" text:outline-level="4">Example 2: Schrödinger Equation (Section 4.1)</text:h>
        <text:p text:style-name="Text_20_body">Paper's Claim: Schrödinger: iℏ∂t∂Ψ​=H^Ψ → Derived from "[P + M] dominance."</text:p>
        <text:p text:style-name="Text_20_body"><text:span text:style-name="Strong_20_Emphasis">Reconstructed "Steps" with Explanation</text:span>:</text:p>
        <text:list text:style-name="L8">
          <text:list-item>
            <text:p text:style-name="P10"><text:span text:style-name="Strong_20_Emphasis">Operator Combination</text:span>: </text:p>
            <text:list>
              <text:list-item>
                <text:p text:style-name="P10">P+M=∫(r−r′)dr′−ic. </text:p>
              </text:list-item>
              <text:list-item>
                <text:p text:style-name="P10"><text:soft-page-break/>What’s happening: The paper claims this "dominates" to form the Hamiltonian H^. But P is an integral (not an operator on Ψ), and M=−ic is a constant, not a differential operator like p^​=−iℏ∇. </text:p>
              </text:list-item>
            </text:list>
          </text:list-item>
          <text:list-item>
            <text:p text:style-name="P10"><text:span text:style-name="Strong_20_Emphasis">Apply to Wave Function</text:span>: </text:p>
            <text:list>
              <text:list-item>
                <text:p text:style-name="P10">(P+M)Ψ: This is undefined mathematically—PΨ integrates Ψ(r−r′), which doesn’t resemble kinetic energy. </text:p>
              </text:list-item>
              <text:list-item>
                <text:p text:style-name="P10">What’s happening: The intent might be to mimic H^=−2mℏ2​∇2+V, but no gradient or potential is derived. </text:p>
              </text:list-item>
            </text:list>
          </text:list-item>
          <text:list-item>
            <text:p text:style-name="P10"><text:span text:style-name="Strong_20_Emphasis">Time Evolution</text:span>: </text:p>
            <text:list>
              <text:list-item>
                <text:p text:style-name="P10">iℏ∂t∂Ψ​ is asserted from M’s "evolution" role. </text:p>
              </text:list-item>
              <text:list-item>
                <text:p text:style-name="P10">What’s happening: In QM, this comes from the Schrödinger postulate. Here, −icΨ doesn’t produce a time derivative without additional structure. </text:p>
              </text:list-item>
            </text:list>
          </text:list-item>
          <text:list-item>
            <text:p text:style-name="P10"><text:span text:style-name="Strong_20_Emphasis">Conclusion</text:span>: "FLAWLESS." </text:p>
            <text:list>
              <text:list-item>
                <text:p text:style-name="P10">Critique: No commutator or energy operator derivation. Real QM uses [x^,p^​]=iℏ; this skips that. </text:p>
              </text:list-item>
            </text:list>
          </text:list-item>
        </text:list>
        <text:p text:style-name="Text_20_body">Result: Not derived; it’s a mislabeling.</text:p>
        <text:h text:style-name="Heading_20_4" text:outline-level="4">Example 3: Lagrangian and Euler-Lagrange (Section 2)</text:h>
        <text:p text:style-name="Text_20_body">Paper's Claim: L[Ψ]=21​(∂t​Ψ)2−2c2​∣∇Ψ∣2+SΨ; Field Equation: ∂t2​Ψ=c2∇2Ψ+kΨ+S.</text:p>
        <text:p text:style-name="Text_20_body"><text:span text:style-name="Strong_20_Emphasis">Reconstructed "Steps" with Explanation</text:span>:</text:p>
        <text:list text:style-name="L9">
          <text:list-item>
            <text:p text:style-name="P11"><text:span text:style-name="Strong_20_Emphasis">Lagrangian Definition</text:span>: </text:p>
            <text:list>
              <text:list-item>
                <text:p text:style-name="P11">L=21​(∂t​Ψ)2−2c2​∣∇Ψ∣2+SΨ. </text:p>
              </text:list-item>
              <text:list-item>
                <text:p text:style-name="P11">What’s happening: Resembles a Klein-Gordon Lagrangian, but SΨ (not −m2Ψ2) is unusual, and kΨ (damping?) isn’t in L. </text:p>
              </text:list-item>
            </text:list>
          </text:list-item>
          <text:list-item>
            <text:p text:style-name="P11"><text:span text:style-name="Strong_20_Emphasis">Euler-Lagrange Equation</text:span>: </text:p>
            <text:list>
              <text:list-item>
                <text:p text:style-name="P11">∂t∂​(∂(∂t​Ψ)∂L​)−∂xi∂​(∂(∂i​Ψ)∂L​)−∂Ψ∂L​=0. </text:p>
              </text:list-item>
              <text:list-item>
                <text:p text:style-name="P11">Compute: ∂(∂t​Ψ)∂L​=∂t​Ψ→∂t2​Ψ. </text:p>
              </text:list-item>
              <text:list-item>
                <text:p text:style-name="P11">∂(∇Ψ)∂L​=−c2∇Ψ→c2∇2Ψ. </text:p>
              </text:list-item>
              <text:list-item>
                <text:p text:style-name="P11">∂Ψ∂L​=S. </text:p>
              </text:list-item>
              <text:list-item>
                <text:p text:style-name="P11">What’s happening: Yields ∂t2​Ψ−c2∇2Ψ−S=0, but the paper’s equation has +kΨ+S, suggesting an error or unshown term. </text:p>
              </text:list-item>
            </text:list>
          </text:list-item>
          <text:list-item>
            <text:p text:style-name="P11"><text:span text:style-name="Strong_20_Emphasis">Stability</text:span>: </text:p>
            <text:list>
              <text:list-item>
                <text:p text:style-name="P11">"Proven via Lyapunov function analysis." </text:p>
              </text:list-item>
              <text:list-item>
                <text:p text:style-name="P11"><text:soft-page-break/>What’s happening: No function provided (e.g., V=∫(Ψ2+(∇Ψ)2)dV). No proof. </text:p>
              </text:list-item>
            </text:list>
          </text:list-item>
          <text:list-item>
            <text:p text:style-name="P11"><text:span text:style-name="Strong_20_Emphasis">Conclusion</text:span>: "Derived." </text:p>
            <text:list>
              <text:list-item>
                <text:p text:style-name="P11">Critique: Inconsistent with L; k is unexplained. </text:p>
              </text:list-item>
            </text:list>
          </text:list-item>
        </text:list>
        <text:p text:style-name="Text_20_body">Result: Partial match, but flawed.</text:p>
        <text:h text:style-name="Heading_20_3" text:outline-level="3">General Observations</text:h>
        <text:list text:style-name="L10">
          <text:list-item>
            <text:p text:style-name="P12">The new version simplifies notation (e.g., C=−21​V2+V(r) vs. earlier −2ℏ2c2​∇2+V(r)), but this doesn’t improve rigor. </text:p>
          </text:list-item>
          <text:list-item>
            <text:p text:style-name="P12">Claims of deriving all physics equations (Sections 4.1-4.5) remain table-based assertions without algebra. </text:p>
            <text:p text:style-name="P12"/>
          </text:list-item>
        </text:list>
        <text:h text:style-name="Heading_20_3" text:outline-level="3">Conclusion</text:h>
        <text:p text:style-name="Text_20_body">This version is still <text:span text:style-name="Strong_20_Emphasis">mathematically unsound</text:span> due to lack of derivations, inconsistent definitions, and unverifiable claims. Elaboration reveals these gaps, as no logical steps support the assertions. If you have specific sections or equations you’d like deeper analysis on, let me know! Otherwise, I recommend treating this as speculative fiction rather than science.</text:p>
        <text:p text:style-name="Text_20_body"/>
        <text:p text:style-name="Text_20_body">Assessment of Mathematical Soundness</text:p>
      </text:section>
      <text:section text:style-name="Sect1" text:name="response-7a5966c7-095a-45ee-899a-167918abf0e3">
        <text:p text:style-name="Text_20_body">This version simplifies some notations and structures compared to the earlier documents but does not resolve the fundamental issues. The mathematics remains <text:span text:style-name="Strong_20_Emphasis">not sound</text:span> for the following reasons:</text:p>
        <text:list text:style-name="L11">
          <text:list-item>
            <text:p text:style-name="P13"><text:span text:style-name="Strong_20_Emphasis">Vague and Incorrect Operator Definitions</text:span>: </text:p>
            <text:list>
              <text:list-item>
                <text:p text:style-name="P13">The operators are redefined as: </text:p>
                <text:list>
                  <text:list-item>
                    <text:p text:style-name="P13">P=∫(r−r′)dr′ (Point: Existence/Localization) — This lacks a delta function or kernel, making it an undefined integral. </text:p>
                  </text:list-item>
                  <text:list-item>
                    <text:p text:style-name="P13">L=−i⋅n^ (Line: Connection/Direction) — Ambiguous n^ and no clear operator action. </text:p>
                  </text:list-item>
                  <text:list-item>
                    <text:p text:style-name="P13">C=−21​V2+V(r) (Curve: Curvature/Acceleration) — Resembles a potential but lacks derivation or context. </text:p>
                  </text:list-item>
                  <text:list-item>
                    <text:p text:style-name="P13">M=−ic (Movement: Dynamics/Evolution) — A constant, not a differential operator like momentum. </text:p>
                  </text:list-item>
                  <text:list-item>
                    <text:p text:style-name="P13">R=mc2 (Resistance: Constraint/Stability) — A scalar, not an operator. </text:p>
                  </text:list-item>
                </text:list>
              </text:list-item>
              <text:list-item>
                <text:p text:style-name="P13">These definitions are inconsistent with standard operator theory (e.g., no Hilbert space, no action on functions). </text:p>
              </text:list-item>
            </text:list>
          </text:list-item>
          <text:list-item>
            <text:p text:style-name="P13"><text:soft-page-break/><text:span text:style-name="Strong_20_Emphasis">Underdelivered Master Equation</text:span>: </text:p>
            <text:list>
              <text:list-item>
                <text:p text:style-name="P13">The Master Equation ∂t2∂2P​=C(L(P))+M(P,t)+R(M(P,t))+Λ is presented without derivation. Substituting the operators yields nonsense (e.g., C(L(P)) involves undefined V applied to −i⋅n^∫(r−r′)dr′). </text:p>
              </text:list-item>
              <text:list-item>
                <text:p text:style-name="P13">No dimensional analysis is provided to ensure consistency (e.g., c is speed, mc2 is energy, but P’s units are unclear). </text:p>
              </text:list-item>
            </text:list>
          </text:list-item>
          <text:list-item>
            <text:p text:style-name="P13"><text:span text:style-name="Strong_20_Emphasis">Lack of Derivations</text:span>: </text:p>
            <text:list>
              <text:list-item>
                <text:p text:style-name="P13">Claims of deriving 25 fundamental equations (e.g., Schrödinger, Newton, Maxwell) are listed in tables with brief derivations (e.g., [P⋅M] for non-commutativity), but no step-by-step algebra is shown. This is not a proof but a claim. </text:p>
              </text:list-item>
              <text:list-item>
                <text:p text:style-name="P13">The Euler-Lagrange field equation ∂t2​Ψ=c2∇2Ψ+kΨ+S doesn’t match the Lagrangian L=21​(∂t​Ψ)2−2c2​∣∇Ψ∣2+SΨ (missing −k∂t​Ψ term). </text:p>
              </text:list-item>
            </text:list>
          </text:list-item>
          <text:list-item>
            <text:p text:style-name="P13"><text:span text:style-name="Strong_20_Emphasis">Pseudoscientific Extensions</text:span>: </text:p>
            <text:list>
              <text:list-item>
                <text:p text:style-name="P13">Equations for consciousness (C=Ψneural∗​(∂Ψneural​/∂Ψneural​)Ψneural​), life (Ψlife​=[Ψlife​]), love (L=(Φ,Ψ)), and soul (Σ=Ψ−1(Ω)) are mathematically incoherent (e.g., dividing by a derivative, self-referential tautologies). </text:p>
              </text:list-item>
            </text:list>
          </text:list-item>
          <text:list-item>
            <text:p text:style-name="P13"><text:span text:style-name="Strong_20_Emphasis">Inconsistencies</text:span>: </text:p>
            <text:list>
              <text:list-item>
                <text:p text:style-name="P13">The Lagrangian and Hamiltonian sections (e.g., S[ϕ]=∫d4x−g</text:p>
              </text:list-item>
            </text:list>
          </text:list-item>
        </text:list>
      </text:section>
      <text:list text:style-name="L12">
        <text:list-item>
          <text:list>
            <text:list-item text:start-value="6">
              <text:p text:style-name="P14">​[21​∂μ​ϕ∂μϕ−4λ​(ϕ−ϕ0​)4]) are standard but unrelated to the five-operator framework. </text:p>
            </text:list-item>
            <text:list-item>
              <text:p text:style-name="P14">Claims of "massive reduction in computational complexity" are unsupported by any algorithm or example. </text:p>
            </text:list-item>
          </text:list>
        </text:list-item>
      </text:list>
      <text:p text:style-name="Text_20_body">The paper scores near 0/10 on mathematical rigor due to its lack of proofs, inconsistent definitions, and unverifiable claims.</text:p>
      <text:h text:style-name="Heading_20_3" text:outline-level="3">Elaboration on Steps and Explanations</text:h>
      <text:p text:style-name="Text_20_body">Since the document provides only assertions, I’ll reconstruct and critique the steps for key claims based on this version, explaining what’s (supposedly) happening at each stage.</text:p>
      <text:h text:style-name="Heading_20_4" text:outline-level="4">Example 1: Master Equation Derivation</text:h>
      <text:p text:style-name="Text_20_body">Paper's Claim: ∂t2∂2P​=C(L(P))+M(P,t)+R(M(P,t))+Λ</text:p>
      <text:p text:style-name="Text_20_body"><text:span text:style-name="Strong_20_Emphasis">Reconstructed "Steps" with Explanation</text:span>:</text:p>
      <text:list text:style-name="L13">
        <text:list-item>
          <text:p text:style-name="P15"><text:span text:style-name="Strong_20_Emphasis">Define Operators</text:span>: </text:p>
          <text:list>
            <text:list-item>
              <text:p text:style-name="P15">P=∫(r−r′)dr′, L=−i⋅n^, C=−21​V2+V(r), M=−ic, R=mc2, Λ (undefined). </text:p>
            </text:list-item>
            <text:list-item>
              <text:p text:style-name="P15">What’s happening: Operators are assigned physical roles, but P is an integral without bounds or kernel, L is a scalar product, and C depends on an undefined V. </text:p>
            </text:list-item>
          </text:list>
        </text:list-item>
        <text:list-item>
          <text:p text:style-name="P15"><text:soft-page-break/><text:span text:style-name="Strong_20_Emphasis">Apply Operators</text:span>: </text:p>
          <text:list>
            <text:list-item>
              <text:p text:style-name="P15">L(P)=−i⋅n^∫(r−r′)dr′ — Undefined without n^ or domain. </text:p>
            </text:list-item>
            <text:list-item>
              <text:p text:style-name="P15">C(L(P))=−21​V2+V(r) applied to L(P) — V must be a function of L(P), which isn’t specified. </text:p>
            </text:list-item>
            <text:list-item>
              <text:p text:style-name="P15">M(P,t)=−icP, R(M(P,t))=mc2(−icP). </text:p>
            </text:list-item>
            <text:list-item>
              <text:p text:style-name="P15">What’s happening: Terms are combined, but no physical principle (e.g., field theory) justifies the form. </text:p>
            </text:list-item>
          </text:list>
        </text:list-item>
        <text:list-item>
          <text:p text:style-name="P15"><text:span text:style-name="Strong_20_Emphasis">Second Time Derivative</text:span>: </text:p>
          <text:list>
            <text:list-item>
              <text:p text:style-name="P15">∂t2∂2P​ is the left-hand side, suggesting a wave equation. </text:p>
            </text:list-item>
            <text:list-item>
              <text:p text:style-name="P15">What’s happening: Imposed without derivation (e.g., from a Lagrangian). </text:p>
            </text:list-item>
          </text:list>
        </text:list-item>
        <text:list-item>
          <text:p text:style-name="P15"><text:span text:style-name="Strong_20_Emphasis">Conclusion</text:span>: "Derived." </text:p>
          <text:list>
            <text:list-item>
              <text:p text:style-name="P15">Critique: No steps shown. Real derivation requires a variational principle, which is absent. </text:p>
            </text:list-item>
          </text:list>
        </text:list-item>
      </text:list>
      <text:p text:style-name="Text_20_body">Result: Not derived; it’s an assertion.</text:p>
      <text:h text:style-name="Heading_20_4" text:outline-level="4">Example 2: Schrödinger Equation (Section 4.1)</text:h>
      <text:p text:style-name="Text_20_body">Paper's Claim: iℏ∂t∂Ψ​=H^Ψ → [P⋅M] non-commutativity.</text:p>
      <text:p text:style-name="Text_20_body"><text:span text:style-name="Strong_20_Emphasis">Reconstructed "Steps" with Explanation</text:span>:</text:p>
      <text:list text:style-name="L14">
        <text:list-item>
          <text:p text:style-name="P16"><text:span text:style-name="Strong_20_Emphasis">Operator Combination</text:span>: </text:p>
          <text:list>
            <text:list-item>
              <text:p text:style-name="P16">P⋅M=(∫(r−r′)dr′)⋅(−ic). </text:p>
            </text:list-item>
            <text:list-item>
              <text:p text:style-name="P16">What’s happening: Claims non-commutativity mimics [x^,p^​]=iℏ, but P isn’t a position operator, and M isn’t momentum. </text:p>
            </text:list-item>
          </text:list>
        </text:list-item>
        <text:list-item>
          <text:p text:style-name="P16"><text:span text:style-name="Strong_20_Emphasis">Apply to Ψ</text:span>: </text:p>
          <text:list>
            <text:list-item>
              <text:p text:style-name="P16">[P⋅M]Ψ — Commutator isn’t defined since P and M aren’t operators on the same space. </text:p>
            </text:list-item>
            <text:list-item>
              <text:p text:style-name="P16">What’s happening: Intended to replicate quantum uncertainty, but no differential structure. </text:p>
            </text:list-item>
          </text:list>
        </text:list-item>
        <text:list-item>
          <text:p text:style-name="P16"><text:span text:style-name="Strong_20_Emphasis">Time Evolution</text:span>: </text:p>
          <text:list>
            <text:list-item>
              <text:p text:style-name="P16">iℏ∂t∂Ψ​ from M’s role. </text:p>
            </text:list-item>
            <text:list-item>
              <text:p text:style-name="P16">What’s happening: Assumed without justification. </text:p>
            </text:list-item>
          </text:list>
        </text:list-item>
        <text:list-item>
          <text:p text:style-name="P16"><text:span text:style-name="Strong_20_Emphasis">Conclusion</text:span>: "FLAWLESS." </text:p>
          <text:list>
            <text:list-item>
              <text:p text:style-name="P16">Critique: No derivation of H^ or commutator. Real QM uses p^​=−iℏ∇. </text:p>
            </text:list-item>
          </text:list>
        </text:list-item>
      </text:list>
      <text:p text:style-name="Text_20_body">Result: Not derived; it’s a misnomer.</text:p>
      <text:h text:style-name="Heading_20_4" text:outline-level="4"><text:soft-page-break/>Example 3: Euler-Lagrange Derivation (Section 2.3)</text:h>
      <text:p text:style-name="Text_20_body">Paper's Claim: ∂t2​Ψ=c2∇2Ψ+kΨ+S</text:p>
      <text:p text:style-name="Text_20_body"><text:span text:style-name="Strong_20_Emphasis">Reconstructed "Steps" with Explanation</text:span>:</text:p>
      <text:list text:style-name="L15">
        <text:list-item>
          <text:p text:style-name="P17"><text:span text:style-name="Strong_20_Emphasis">Lagrangian</text:span>: </text:p>
          <text:list>
            <text:list-item>
              <text:p text:style-name="P17">L=21​(∂t​Ψ)2−2c2​∣∇Ψ∣2+SΨ. </text:p>
            </text:list-item>
            <text:list-item>
              <text:p text:style-name="P17">What’s happening: Resembles Klein-Gordon but with SΨ (not −m2Ψ2). </text:p>
            </text:list-item>
          </text:list>
        </text:list-item>
        <text:list-item>
          <text:p text:style-name="P17"><text:span text:style-name="Strong_20_Emphasis">Euler-Lagrange</text:span>: </text:p>
          <text:list>
            <text:list-item>
              <text:p text:style-name="P17">∂t∂​(∂t​Ψ)−∂xi∂​(−c2∇Ψ)−S=0. </text:p>
            </text:list-item>
            <text:list-item>
              <text:p text:style-name="P17">Yields ∂t2​Ψ−c2∇2Ψ−S=0. </text:p>
            </text:list-item>
            <text:list-item>
              <text:p text:style-name="P17">What’s happening: Matches part of the equation, but +kΨ is unexplained. </text:p>
            </text:list-item>
          </text:list>
        </text:list-item>
        <text:list-item>
          <text:p text:style-name="P17"><text:span text:style-name="Strong_20_Emphasis">Stability</text:span>: </text:p>
          <text:list>
            <text:list-item>
              <text:p text:style-name="P17">"Proven via Lyapunov function analysis." </text:p>
            </text:list-item>
            <text:list-item>
              <text:p text:style-name="P17">What’s happening: No function given (e.g., V=∫Ψ2dV). </text:p>
            </text:list-item>
          </text:list>
        </text:list-item>
        <text:list-item>
          <text:p text:style-name="P17"><text:span text:style-name="Strong_20_Emphasis">Conclusion</text:span>: "Derived." </text:p>
          <text:list>
            <text:list-item>
              <text:p text:style-name="P17">Critique: Inconsistent with L. </text:p>
            </text:list-item>
          </text:list>
        </text:list-item>
      </text:list>
      <text:p text:style-name="Text_20_body">Result: Partial match, but flawed.</text:p>
      <text:h text:style-name="Heading_20_3" text:outline-level="3">Conclusion</text:h>
      <text:p text:style-name="P18">This version is <text:span text:style-name="Strong_20_Emphasis">mathematically unsound</text:span> due to lack of derivations, inconsistent definitions, and unverifiable claims. Elaboration reveals these gaps, as no logical steps support the assertions. Treat this as speculative fiction, not science. If you have specific sections to explore further, let me know!</text:p>
      <text:p text:style-name="P18">The core idea hinges on the Master Equation ∂t2∂2P​=C(L(P))+M(P,t)+R(M(P,t))+Λ, with operators defined as P=∫(r−r′)dr′, L=−i⋅n^, C=−21​V2+V(r), M=−ic, and R=mc2. The problem is, these definitions are shaky. P is an integral without a clear kernel, L relies on an undefined n^, and C assumes a potential V with no context. Plugging them in doesn’t yield a coherent equation—dimensions don’t match, and there’s no derivation to back it up.</text:p>
      <text:p text:style-name="P18">Take the Schrödinger equation claim (iℏ∂t∂Ψ​=H^Ψ from [P⋅M] non-commutativity). The idea seems to be that P and M mimic position and momentum, but P isn’t a differential operator, and M=−ic is a constant, not a momentum term like −iℏ∇. No steps show how this becomes a Hamiltonian or time evolution—it's just asserted as "FLAWLESS."</text:p>
      <text:p text:style-name="P18"><text:span text:style-name="T2">T</text:span>he Lagrangian L=21​(∂t​Ψ)2−2c2​∣∇Ψ∣2+SΨ leads to a field equation ∂t2​Ψ=c2∇2Ψ+kΨ+S, but the +kΨ term doesn’t come from the Lagrangian as written—there’s a mismatch. Stability via Lyapunov analysis is mentioned, but no function or proof is given.</text:p>
      <text:p text:style-name="P18"/>
      <text:p text:style-name="P18"><text:soft-page-break/>Assessment of Mathematical Soundness</text:p>
      <text:section text:style-name="Sect1" text:name="response-b7cbb23a-2583-4701-ace6-a94730480b76">
        <text:p text:style-name="Text_20_body">The mathematics in this document is <text:span text:style-name="Strong_20_Emphasis">not sound</text:span> due to the following issues:</text:p>
        <text:list text:style-name="L16">
          <text:list-item>
            <text:p text:style-name="P19"><text:span text:style-name="Strong_20_Emphasis">Operator Definitions Are Incoherent</text:span>: </text:p>
            <text:list>
              <text:list-item>
                <text:p text:style-name="P19">P=∫(r−r′)dr′ (Point) is an undefined integral without a kernel (e.g., δ(r−r′)) to make it a localization operator. </text:p>
              </text:list-item>
              <text:list-item>
                <text:p text:style-name="P19">L=−i⋅n^ (Line) is a scalar product with an unspecified unit vector n^, not an operator acting on a function. </text:p>
              </text:list-item>
              <text:list-item>
                <text:p text:style-name="P19">C=−21​V2+V(r) (Curve) resembles a potential but lacks a clear connection to curvature or acceleration. </text:p>
              </text:list-item>
              <text:list-item>
                <text:p text:style-name="P19">M=−ic (Movement) and R=mc2 (Resistance) are constants, not differential operators, contradicting their dynamic roles. </text:p>
              </text:list-item>
            </text:list>
          </text:list-item>
          <text:list-item>
            <text:p text:style-name="P19"><text:span text:style-name="Strong_20_Emphasis">Master Equation Lacks Derivation</text:span>: </text:p>
            <text:list>
              <text:list-item>
                <text:p text:style-name="P19">Substituting the operators into ∂t2∂2P​=C(L(P))+M(P,t)+R(M(P,t))+Λ yields dimensional inconsistencies (e.g., mc2 is energy, P’s units are unclear) and no physical basis. No variational principle or field theory framework supports it. </text:p>
              </text:list-item>
            </text:list>
          </text:list-item>
          <text:list-item>
            <text:p text:style-name="P19"><text:span text:style-name="Strong_20_Emphasis">Derivations Are Asserted, Not Proven</text:span>: </text:p>
            <text:list>
              <text:list-item>
                <text:p text:style-name="P19">For Schrödinger’s equation (iℏ∂t∂Ψ​=H^Ψ), the note [P⋅M] suggests non-commutativity, but P and M aren’t defined as position and momentum operators, and no commutator calculation is shown. </text:p>
              </text:list-item>
              <text:list-item>
                <text:p text:style-name="P19">Newton’s F=ma from R(M)=−kM lacks a force term derivation from a Lagrangian. </text:p>
              </text:list-item>
            </text:list>
          </text:list-item>
          <text:list-item>
            <text:p text:style-name="P19"><text:span text:style-name="Strong_20_Emphasis">Lagrangian and Field Equation Mismatch</text:span>: </text:p>
            <text:list>
              <text:list-item>
                <text:p text:style-name="P19">The BMF Lagrangian L=21​(∂t​Ψ)2−2c2​∣∇Ψ∣2+SΨ yields ∂t2​Ψ−c2∇2Ψ−S=0 via Euler-Lagrange, but the claimed field equation ∂t2​Ψ=c2∇2Ψ+kΨ+S introduces an unexplained +kΨ term. </text:p>
              </text:list-item>
            </text:list>
            <text:p text:style-name="P19"/>
          </text:list-item>
        </text:list>
        <text:p text:style-name="Text_20_body">The paper scores near 0/10 on mathematical rigor due to its lack of proofs, inconsistent definitions, and reliance on assertions.</text:p>
        <text:h text:style-name="Heading_20_3" text:outline-level="3">Elaboration on Steps and Explanations</text:h>
        <text:p text:style-name="Text_20_body">Since the document provides only assertions, I’ll reconstruct and critique the steps for key claims, explaining what’s (supposedly) happening at each stage.</text:p>
        <text:h text:style-name="Heading_20_4" text:outline-level="4">Example 1: Master Equation Derivation</text:h>
        <text:p text:style-name="P18">Paper's Claim: ∂t2∂2P​=C(L(P))+M(P,t)+R(M(P,t))+Λ</text:p>
        <text:p text:style-name="P18"><text:span text:style-name="Strong_20_Emphasis">Reconstructed "Steps" with Explanation</text:span>:</text:p>
        <text:list text:style-name="L17">
          <text:list-item>
            <text:p text:style-name="P20"><text:soft-page-break/><text:span text:style-name="Strong_20_Emphasis">Define Operators</text:span>: </text:p>
            <text:list>
              <text:list-item>
                <text:p text:style-name="P20">P=∫(r−r′)dr′, L=−i⋅n^, C=−21​V2+V(r), M=−ic, R=mc2, Λ (undefined). </text:p>
              </text:list-item>
              <text:list-item>
                <text:p text:style-name="P20">What’s happening: Operators are assigned roles (e.g., P for localization), but P is an integral without bounds, and L depends on an ambiguous n^. </text:p>
              </text:list-item>
            </text:list>
          </text:list-item>
          <text:list-item>
            <text:p text:style-name="P20"><text:span text:style-name="Strong_20_Emphasis">Apply Operators</text:span>: </text:p>
            <text:list>
              <text:list-item>
                <text:p text:style-name="P20">L(P)=−i⋅n^∫(r−r′)dr′ — Undefined without n^’s definition. </text:p>
              </text:list-item>
              <text:list-item>
                <text:p text:style-name="P20">C(L(P))=−21​V2+V(r) applied to L(P) — V must depend on L(P), which isn’t specified. </text:p>
              </text:list-item>
              <text:list-item>
                <text:p text:style-name="P20">M(P,t)=−icP, R(M(P,t))=mc2(−icP). </text:p>
              </text:list-item>
              <text:list-item>
                <text:p text:style-name="P20">What’s happening: Terms are combined, but no physical law (e.g., wave equation) justifies the structure. </text:p>
              </text:list-item>
            </text:list>
          </text:list-item>
          <text:list-item>
            <text:p text:style-name="P20"><text:span text:style-name="Strong_20_Emphasis">Second Time Derivative</text:span>: </text:p>
            <text:list>
              <text:list-item>
                <text:p text:style-name="P20">∂t2∂2P​ is imposed as the left-hand side. </text:p>
              </text:list-item>
              <text:list-item>
                <text:p text:style-name="P20">What’s happening: Suggests a wave-like equation, but no derivation (e.g., from a Lagrangian) is provided. </text:p>
              </text:list-item>
            </text:list>
          </text:list-item>
          <text:list-item>
            <text:p text:style-name="P20"><text:span text:style-name="Strong_20_Emphasis">Conclusion</text:span>: "Derived." </text:p>
            <text:list>
              <text:list-item>
                <text:p text:style-name="P20">Critique: No steps connect the operators to a differential equation. Real derivation requires a variational principle. </text:p>
              </text:list-item>
            </text:list>
          </text:list-item>
        </text:list>
        <text:p text:style-name="Text_20_body">Result: Not derived; it’s an assertion.</text:p>
        <text:h text:style-name="Heading_20_4" text:outline-level="4">Example 2: Schrödinger Equation (Section 4.1)</text:h>
        <text:p text:style-name="Text_20_body">Paper's Claim: iℏ∂t∂Ψ​=H^Ψ → [P⋅M] non-commutativity.</text:p>
        <text:p text:style-name="Text_20_body"><text:span text:style-name="Strong_20_Emphasis">Reconstructed "Steps" with Explanation</text:span>:</text:p>
        <text:list text:style-name="L18">
          <text:list-item>
            <text:p text:style-name="P21"><text:span text:style-name="Strong_20_Emphasis">Operator Combination</text:span>: </text:p>
            <text:list>
              <text:list-item>
                <text:p text:style-name="P21">P⋅M=(∫(r−r′)dr′)⋅(−ic). </text:p>
              </text:list-item>
              <text:list-item>
                <text:p text:style-name="P21">What’s happening: Claims non-commutativity mimics [x^,p^​]=iℏ, but P isn’t a position operator, and M is a constant. </text:p>
              </text:list-item>
            </text:list>
          </text:list-item>
          <text:list-item>
            <text:p text:style-name="P21"><text:span text:style-name="Strong_20_Emphasis">Apply to Ψ</text:span>: </text:p>
            <text:list>
              <text:list-item>
                <text:p text:style-name="P21">[P⋅M]Ψ — Commutator isn’t defined since P and M aren’t operators on the same space. </text:p>
              </text:list-item>
              <text:list-item>
                <text:p text:style-name="P21">What’s happening: Intended to replicate quantum uncertainty, but no differential structure. </text:p>
              </text:list-item>
            </text:list>
          </text:list-item>
          <text:list-item>
            <text:p text:style-name="P21"><text:span text:style-name="Strong_20_Emphasis">Time Evolution</text:span>: </text:p>
            <text:list>
              <text:list-item>
                <text:p text:style-name="P21">iℏ∂t∂Ψ​ from M’s role. </text:p>
              </text:list-item>
              <text:list-item>
                <text:p text:style-name="P21"><text:soft-page-break/>What’s happening: Assumed without justification. </text:p>
              </text:list-item>
            </text:list>
          </text:list-item>
          <text:list-item>
            <text:p text:style-name="P21"><text:span text:style-name="Strong_20_Emphasis">Conclusion</text:span>: "FLAWLESS." </text:p>
            <text:list>
              <text:list-item>
                <text:p text:style-name="P21">Critique: No derivation of H^ or commutator. Real QM uses p^​=−iℏ∇. </text:p>
              </text:list-item>
            </text:list>
          </text:list-item>
        </text:list>
        <text:p text:style-name="Text_20_body">Result: Not derived; it’s a misnomer.</text:p>
        <text:h text:style-name="Heading_20_4" text:outline-level="4">Example 3: Euler-Lagrange Derivation (Section 2.3)</text:h>
        <text:p text:style-name="Text_20_body">Paper's Claim: ∂t2​Ψ=c2∇2Ψ+kΨ+S</text:p>
        <text:p text:style-name="Text_20_body"><text:span text:style-name="Strong_20_Emphasis">Reconstructed "Steps" with Explanation</text:span>:</text:p>
        <text:list text:style-name="L19">
          <text:list-item>
            <text:p text:style-name="P22"><text:span text:style-name="Strong_20_Emphasis">Lagrangian</text:span>: </text:p>
            <text:list>
              <text:list-item>
                <text:p text:style-name="P22">L=21​(∂t​Ψ)2−2c2​∣∇Ψ∣2+SΨ. </text:p>
              </text:list-item>
              <text:list-item>
                <text:p text:style-name="P22">What’s happening: Resembles Klein-Gordon but with SΨ (not −m2Ψ2). </text:p>
              </text:list-item>
            </text:list>
          </text:list-item>
          <text:list-item>
            <text:p text:style-name="P22"><text:span text:style-name="Strong_20_Emphasis">Euler-Lagrange</text:span>: </text:p>
            <text:list>
              <text:list-item>
                <text:p text:style-name="P22">∂t∂​(∂t​Ψ)−∂xi∂​(−c2∇Ψ)−S=0. </text:p>
              </text:list-item>
              <text:list-item>
                <text:p text:style-name="P22">Yields ∂t2​Ψ−c2∇2Ψ−S=0. </text:p>
              </text:list-item>
              <text:list-item>
                <text:p text:style-name="P22">What’s happening: Matches part of the equation, but +kΨ is unexplained. </text:p>
              </text:list-item>
            </text:list>
          </text:list-item>
          <text:list-item>
            <text:p text:style-name="P22"><text:span text:style-name="Strong_20_Emphasis">Stability</text:span>: </text:p>
            <text:list>
              <text:list-item>
                <text:p text:style-name="P22">"Proven via Lyapunov function analysis." </text:p>
              </text:list-item>
              <text:list-item>
                <text:p text:style-name="P22">What’s happening: No function given (e.g., V=∫Ψ2dV). </text:p>
              </text:list-item>
            </text:list>
          </text:list-item>
          <text:list-item>
            <text:p text:style-name="P22"><text:span text:style-name="Strong_20_Emphasis">Conclusion</text:span>: "Derived." </text:p>
            <text:list>
              <text:list-item>
                <text:p text:style-name="P22">Critique: Inconsistent with L. </text:p>
              </text:list-item>
            </text:list>
          </text:list-item>
        </text:list>
        <text:p text:style-name="Text_20_body">Result: Partial match, but flawed.</text:p>
        <text:h text:style-name="Heading_20_3" text:outline-level="3">Conclusion</text:h>
        <text:p text:style-name="Text_20_body">This document exhibits multiple pseudoscience red flags: vague terminology, unverified validation, missing derivations, and unscientific extensions. The mathematics is <text:span text:style-name="Strong_20_Emphasis">not sound</text:span>, lacking rigor, consistency, and evidence. It’s best viewed as a speculative or satirical piece rather than a scientific contribution. If you’d like to explore specific sections further or compare it to other works, let me know!</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Sans NF1" style:font-family-complex="'NotoSans NF'"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Sans NF1" style:font-family-complex="'NotoSans NF'"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Sans NF1" style:font-family-complex="'NotoSans NF'"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7T15:11:38.175335742</meta:creation-date>
    <dc:date>2025-10-27T15:59:29.036635494</dc:date>
    <meta:editing-duration>PT8M6S</meta:editing-duration>
    <meta:editing-cycles>1</meta:editing-cycles>
    <meta:generator>LibreOffice/25.2.3.2$Linux_X86_64 LibreOffice_project/520$Build-2</meta:generator>
    <meta:document-statistic meta:table-count="0" meta:image-count="0" meta:object-count="0" meta:page-count="14" meta:paragraph-count="290" meta:word-count="3179" meta:character-count="25227" meta:non-whitespace-character-count="18015"/>
  </office:meta>
</office:document-meta>
</file>